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cf318" officeooo:paragraph-rsid="001cf318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d2261" officeooo:paragraph-rsid="001d2261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d2261" officeooo:paragraph-rsid="001d2261"/>
    </style:style>
    <style:style style:name="P6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031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2261" style:font-style-asian="normal" style:font-weight-asian="normal" style:font-style-complex="normal" style:font-weight-complex="normal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/>
      <text:p text:style-name="P2">Présentation du projet : </text:p>
      <text:p text:style-name="P2"/>
      <text:p text:style-name="P2"><text:tab/>Dans le cadre de la matière LIFAP4 nous devons réaliser un projet par groupe de 3. Nous avons donc décidé de créer un jeu qui a pour nom de code <text:span text:style-name="T1">Projet Orcus </text:span><text:span text:style-name="T3">(peut-être que la recherche d’un vrai nom n’a pas encore était fait).</text:span></text:p>
      <text:p text:style-name="P2"><text:span text:style-name="T3">Notre jeu est, pour les plus connaisseur d’entre vous, un </text:span><text:span text:style-name="T2">shoot’em up</text:span><text:span text:style-name="T3"> </text:span><text:span text:style-name="T4">qui traduit de l’ anglais nous donne « tirer leur dessus », </text:span><text:span text:style-name="T5">ceci va peut-être vous donner un petit aperçu du jeu. </text:span><text:span text:style-name="T6">Sinon ne vous inquiétez pas une explication plus détaillée est à venir…</text:span></text:p>
      <text:p text:style-name="P2"><text:span text:style-name="T6"/></text:p>
      <text:p text:style-name="P2"><draw:custom-shape text:anchor-type="paragraph" draw:z-index="0" draw:name="Shape1" draw:style-name="gr1" draw:text-style-name="P6" svg:width="0.16cm" svg:height="7.573cm" svg:x="0.522cm" svg:y="0.164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<text:tab/></text:span><text:span text:style-name="T7">Règle du jeu</text:span></text:p>
      <text:p text:style-name="P2"><text:span text:style-name="T6"/></text:p>
      <text:p text:style-name="P3"><text:span text:style-name="T6"><text:tab/><text:tab/>U</text:span><text:span text:style-name="T3">n ou plusieurs joueurs évolueront dans différent niveaux où ils devront survivre à <text:tab/>de multiples vagues ennemies à l’aide d’un arsenal d’armes variées qu’ils débloqueront au <text:tab/>fur et à mesure de leur progression dans les niveaux. </text:span></text:p>
      <text:p text:style-name="P3"><text:span text:style-name="T3"/></text:p>
      <text:p text:style-name="P3"><text:span text:style-name="T3"><text:tab/>Le joueur devra traverser une carte d’un point A à un point B sans se faire tuer par les <text:tab/>vagues ennemies. S’il y parvient, il pourra accéder au niveau suivant et ainsi de suite. </text:span></text:p>
      <text:p text:style-name="P3"><text:span text:style-name="T7"/></text:p>
      <text:p text:style-name="P5"><text:span text:style-name="T3"><text:tab/>En multijoueur, un joueur pourra se faire réanimer par un autre si il se fait tuer par les <text:tab/>ennemies.</text:span></text:p>
      <text:p text:style-name="P5"><text:span text:style-name="T3"/></text:p>
      <text:p text:style-name="P5"><text:span text:style-name="T3"><text:tab/>Au début de chaque niveaux le joueur disposera d’une arme de base, il pourra en utiliser <text:tab/>d’autre car dans chaque carte se cache différents type d’arme. Ces armes cachées sont <text:tab/>utilisées sous forme de bonus c’est-à-dire qu’elle seront utilisable pendant un temps donné, <text:tab/>après quoi le joueurs retrouvera son arme de base.</text:span></text:p>
      <text:p text:style-name="P4"><text:span text:style-name="T3"><text:tab/></text:span></text:p>
      <text:p text:style-name="P4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06T17:20:51.983064411</dc:date>
    <meta:editing-duration>PT13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41" meta:character-count="1377" meta:non-whitespace-character-count="1126"/>
  </office:meta>
</office:document-meta>
</file>